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A00000172E84315EF.png"/>
  <manifest:file-entry manifest:media-type="image/png" manifest:full-path="Pictures/100002010000045200000265DAF7B216.png"/>
  <manifest:file-entry manifest:media-type="image/png" manifest:full-path="Pictures/10000201000004940000028B04FB076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olution Architecture</text:span>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5.517cm" svg:x="0cm" svg:y="4.572cm">
          <draw:image xlink:href="Pictures/100002010000045200000265DAF7B2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ata Ingestion Pipeline</text:span></text:p>
          </draw:text-box>
        </draw:frame>
        <draw:frame presentation:style-name="pr5" draw:text-style-name="P4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7.999cm" svg:height="15.551cm" svg:x="0.001cm" svg:y="3.499cm">
          <draw:image xlink:href="Pictures/10000201000004940000028B04FB07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trieval Pipeline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8.448cm" svg:x="0.254cm" svg:y="4.826cm">
          <draw:image xlink:href="Pictures/10000201000004CA00000172E84315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10-07T16:19:26.88</meta:creation-date>
    <meta:editing-duration>PT1H26M59S</meta:editing-duration>
    <meta:editing-cycles>2</meta:editing-cycles>
    <dc:date>2025-10-07T19:02:20.52</dc:date>
    <meta:document-statistic meta:object-count="36"/>
    <meta:generator>OpenOffice/4.1.15$Win32 OpenOffice.org_project/4115m2$Build-9813</meta:generator>
  </office:meta>
</office:document-meta>
</file>